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299in"/>
    </style:style>
    <style:style style:name="co4" style:family="table-column">
      <style:table-column-properties fo:break-before="auto" style:column-width="3.77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4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Code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3D Realms - Eurocom - GT Interactiv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3D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505 Game Stree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505 Gam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8bitpeopl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-Wav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. Tchudov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.G.C.I.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ardWolf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bonetochew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bsolut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bsolute Entertainmen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cademysoft-Elor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cclai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cclaim - Gradient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cclaim - Gradiente - Iguana Entertainmen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cclaim - Iguana Entertainmen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cclaim - Tait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cclaim Entertainmen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ccolad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CML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ctive Enterpris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ctivisi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ctivision - Disney - Euroco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ctivision - Disney - Traveller's Tal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ctivision - Traveller's Tal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ctivis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ctvisi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dolfsson &amp; Eriks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dvantige Hacking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gneePate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HO Gam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KI - Asmik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KI - Asmik Ace Entertainmen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kki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l Baile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lexAR - Googi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llan Blomquis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ltr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merican Game Cartridg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merican Samm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merican Softwork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merican Techno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merican Tecmo Associati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merican Video Entertainmen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mtex - Shouei Syste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ndralojc, Wojciech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ndy Greatfu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nge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ntoine Fantys / FG Softwar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ppSir Gam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rcadi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rcadia System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rgonaut - Ubiso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rnie019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ruz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SC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SCI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SCII - Locomotiv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sd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SK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sk Koudansh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smik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smik - THQ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smik Ace Entertainment - THQ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StROcReEp 200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tar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tari - High Voltage Software - Midwa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tari - Midwa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tari - Rising Star Gam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tari - Tenge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tari - William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then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ther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tlu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tlus - Nintendo - Ques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tlus - Racdy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tlus Softwar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ttention To Detail - Eidos Interactiv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udia, Steve - Cosgrove, Denni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valanche Software - GT Interactive - Midwa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void Lloyd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yatollah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allzySo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AM! Entertainmen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AM! Entertainment - Takar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anda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aned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anprest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anpresto - Big Bang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BQ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eefmast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ell, I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fbcard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giada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ig Bang - Infogram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ig Club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ig Eli King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ig Eli King - TeMP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igBen7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igEliKing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igEliKing - TeMP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igjim28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ite the Chili Production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itmast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lain, Michael - Schmit, Mark - Yam, Phi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largg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largg - Yerrick, Dami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last Horne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laze - Future Console Desig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lomquist, Allan - Druckmann, Nei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luebo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luegrad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lueHawk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lu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MF54123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Na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O FB Offtackle Le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okudon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oss Game Studios - Kemc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othtec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ottom Up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P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røderbund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reakpoin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ridgewater, Alastai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ritznoc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roderbound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roderbund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ruddog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SD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uena Vista Gam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ulldog269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ullet Proof Softwar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ullet-Proof Softwar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unch Gam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ung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ung Enterpris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ushleagu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Butler, Justin Patrick 'Beneficii'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 &amp; 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&amp;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afeter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altr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americ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apco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apcom - Disne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apcom US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arl Batchelo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armelhoops27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arth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aruso, Fabrizi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atta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BS Sony Group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C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eleri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eliu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hallenge Gam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haracter So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heshire Ca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het Ly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hipignon Producti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hipignon Production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hris Covel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hris M. Cowel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hunso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lambut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lassic Tecmo Leagu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liff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MC Gam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MU NESdev Tea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oaching Institute of Americ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oconuts Jap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odem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odemaster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odemasters - Midwa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oleco/PixelHear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olin Bens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ollectorVisi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olor Dream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olumbus Circl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ompil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omputer &amp; Entertainmen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ony So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oolboym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oolmario Work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ore Design - Crave Entertainmen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ount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ovell, Chri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ovell, Chris - Jamethiel - ReaperSM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rav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rave Entertainmen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rave Entertainment - Crystal Dynamic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razy Nati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rea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reatures - Game Freak - Nintend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rowTRob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rystal Dynamic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rystalTech Softwar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SG Imageso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TC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ulture Brai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urtis Hime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yber An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-6u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3 Publish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ahrkdaiz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aib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amage X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anoz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aou Infosy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ark Steak Ent.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ark Steak Enterpris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arren Ranall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ata Eas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ata East Corp.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atawiz - BlackBag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ate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atel - InterAc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B So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ea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eathpoet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eathscyth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ee-Nee Forum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efgav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emo - EFX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emystifi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enn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enny - Jstou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enny - Jstout - Elway7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estine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estop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isch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isne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isney - Konam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kKnigh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ogSo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okokalak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osi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oty, Charl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oug Frak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padhero.co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r. Hibbert - Frink - Snak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r. Mari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r. Ne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ragon Co.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ragon Eyes Softwar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ragon Eyes Studio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ragon Warrio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ragonsbrethre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ragonSlay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rak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re-kp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reamCatch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reamTech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reamWave Gam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rNick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rummer4god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S79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SI Gam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ullahan Software/Broke Studio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ynamix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.S.C. Co. Ltd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A Sport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AV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cheverria, Joey - Tomczack, Mark - Lopez, Damien - Anderson, Zach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chigoy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dibleAntiPerspiran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D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FX - Snowbr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lecronic Art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lectro Brai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lectro Brain US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lectronic Art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lectronic Arts - Nintend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lectronic Arts Victo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lgar, Garth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lit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lite Hacking Forc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lite System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lway7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lway7 - Denny - Jstou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mpir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mpire Interactiv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nd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nix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nix - Treasur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pic - Sony Record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pic-Sony Record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pic/Sony Record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poch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poch Yashir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SC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SP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urasi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urocom - GT Interactiv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urocom - GT Interactive - Midwa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urocom - Midwa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uropres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uropress - South Peak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xce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xcit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ac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aux Game Co.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B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C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engL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F1freak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FMast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FRemix Tea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G Sof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G So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ightonusc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Ires - Icepir8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irst Press Gam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iver Fir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lameHead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lori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lubb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MG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MG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ox Interactiv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rac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racta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ractal - Sil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rank Maggior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rantik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rionie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ryak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uji Televisi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ukutake Shote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uSIOn-M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uture Laborator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uture Medi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Fuzhou Waixing Computer Science &amp; Technology Co.,LTD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.M.I. - Huds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.M.I. - Hum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.O 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.O.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akke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akushu Kenkyush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aloob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ame Factor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ame Sta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amefreak Suprem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amelo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ameloft - Tait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ames Expres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ameTek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argame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arun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ary22fre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avi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avin86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DFUZZ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e De Industry Co.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enki - Imagine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iegu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ieug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il Galad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ilbert Cheung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illotti, Greg - Hollis, Ben - Subramanian, Ram - Tarnow, Aar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luk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ood as Grog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oongya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reek Rom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reg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remli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remlin Interactiv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RG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rimlick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rond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T Interactiv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T Interactive - id Softwar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Gywal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ack in A Sack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acker Interantiona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acker Internationa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ageo &amp; C.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A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AL Americ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AL Kenkyuuj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AL Laborator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AL Laboratory - Nintend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alelamien, Neil - Shultz, Darre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alley's Comet Softwar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ardcore Tecmo Leagu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arlod1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asbro Interactiv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asbro Internationa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aystack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ec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ecto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er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i Tech Expression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i-Score Media Work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i-Tech Expression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ideJ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igh Scor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igh Score Media Work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igh Society - Noisy Boyz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igh Society - Protest Desig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igh Speed Tecmo Leagu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igh Voltage Software - Leg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ir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KPhooe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LC! Projec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ollowOne1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olmberg, Johann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oly Knigh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orizon6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osenkan Electronic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ot B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ot-B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ot-B US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owl from Beyond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uds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udson - NEC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udson - Nintendo - Sharp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udson - Takar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udson - Turbo Technologi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udson So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um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uman - Ubiso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uman Entertainmen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ummingBird So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wang Shinwe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Hyper MegaMan Z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'Max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. Tecmo Football Leagu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AM8BI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ceAg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d Software - Midwa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dea-Tek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dea-Tek, C&amp;E, TXC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gnaran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gniti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gnition Entertainme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G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GS Corp.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hoagied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mag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magine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magineer - Genk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magineer - Genki - Oce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magineer - Genki - South Peak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magineer - Oce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magineer - Pandora Box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mmorta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mmortal - Widge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mperial Production Studio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nccubu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ncredible Technologies - NEC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nduction Produc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nfinite NES Liv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nfoco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nfogram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nfogrames - Ocean - Zed Tw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nfogrames - Psygnosi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nnovation Tech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ntec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ntelligent Systems - Nintend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nteractive Studio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nteractive Studios - Blitzgam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nterord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nterpla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nterplay - SC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NTV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odine Dynamic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on Storm - Kemc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re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rem Corporati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i_savan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.Y. Compan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alec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anda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apan System Supply - Sunso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ayBird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azz41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eff Gaffne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eid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erryD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G Gam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ikuu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im - Fish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im Johns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imW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ingukan Polari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L_Picard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ohannes Holmberg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ohn's Program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olber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onathan Lis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oquali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oshProd/PixelHear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oshua Krandal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ovi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oy V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SH357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Stout - MrBeef - TD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upiter Paladi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ust4Fu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usti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ustin Vukelic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VC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VC Musical Industri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J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 Amousement Leasing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 Amusemen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 Amusement Leas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 Amusement Leasing Co.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 Amusement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abuch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akenh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asad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asi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as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asum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awad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awada, Co. Ltd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efkaroth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elly, Se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emc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emco*Seik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enclop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evin Belgard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id Stardus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inema MusicJP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ing Record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irb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irikaz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noxburry - Aneurys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oe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onam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onami, Idemitsu Kos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onami, NHK, Tokyo Shosek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otobuki Syste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ronic Viru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ronos Digital Entertainment - Vic Toka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u-P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uwat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wanten, Jo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yug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yugo Bouek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KZ-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l33t Translation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l33tspek Translation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LaC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Lagomorph - Sl1me - Omnivers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Laser Bea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Laser Beam Entertainmen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Lasse Oorn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Le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Lenophi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Liang Yi Production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Lightforce - TRS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Limited Run Gam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Litmus Drag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Livak, To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LJ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Lock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Log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Looking Glass Studio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Looking Glass Studios - Nintend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Looking Glass Studios - Ubiso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Loop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Loricie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LT56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LTC - NBC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Lu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LucasArt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Luck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Ludosit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Luis Alberto Galind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&amp;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cBe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dCap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gic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gillicutty, R. Bubb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gu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jesc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koEy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lferd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n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rak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rchawg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rioExper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rk Knibb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rk Simon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rquisEXB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r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rshal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rshall - Retroactiv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rtin, Michae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rvelou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saya - NC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sh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siy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tchbox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tchbox Toy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trixz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tt Dix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tt Dixon - SBluem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tte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ttel Inc.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ttjones18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ttjones18 - andrewmarsh13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axi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eatspin Players' Circui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edia Factor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ega Ca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ega Cat Studio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ega So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egaByt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egacyb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egahawk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eldac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embler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emblerz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emi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ew007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H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icol97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icro Geniu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icrocabi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icroPros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idwa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idway - Nintend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idway - Set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idway - William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igue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iguel/Hijiki So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ikachu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ike J. Wah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ilma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ilton Bradle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ilton Bradley Compan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indscap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indscape International Jap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M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ats7798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gemogesam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jon Twin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oglyGu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rde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rphcat Gam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PC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r. 207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r. Backup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r. W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SFTUG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yriad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ysteryFac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yu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. Tecmo Football Leagu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akuy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amc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amco - Nintend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amco Ltd.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athan Serubi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atsum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atsume - Turbo Technologi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axa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axat So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BCG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C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eal Tew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EC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EC Avenu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emesy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eo DarkShadow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eoTea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eptun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eptune - Stev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essylum Gam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ester the Grea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everwar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evOu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evOuS - Dragon Warrio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ewKidC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ewKidCo - Ubiso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exo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ice Cod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ichibutsu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ift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ightcrawl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ihon Buss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ihon Computer Syste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inja Man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intend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intendo - Camelot Software Planning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intendo - Huds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intendo - Nois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intendo - Paradigm Simulati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intendo - Ques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intendo - Rar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intendo of Americ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ioreh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itr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itra Corporati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nooiisse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op_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orix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ovaSquirre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ovotrade - Seg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TDEC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TVIC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Nullsleep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Obsidi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Oce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Ocean Softwar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Odatch!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Oerj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OKG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Oldie Fix '98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Omsk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Online Tecmo Football Leagu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Online Tecmo Football League Pool 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Online Tecmo Tourne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Opius - Nullsleep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Original Tecmo Leagu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ack-in Vide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ack-in-Vide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a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alco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alcom Softwar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anesi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aradigm Entertainment - Video Syste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arasyt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arker Brother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arker Brothers Internationa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arsell, Joe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at Bun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eter McQuill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hillips, Coli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hi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ikawi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iko Interactiv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iko Interactive LLC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ips, Mark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ixe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ixel Multimedi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layer 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layer 1 - Titu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limoth Leagu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meth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okemonandrew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ony Cany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ooka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ope Henta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oultry Gam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resten Producti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RH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rotest Desig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roveaux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RTranslation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ubb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yroscot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Ques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Quest Corporati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Quickm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Quietus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. Tecmo Football Leagu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acerMat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age Gam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amar International Co., LTD.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andy Mos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ar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are - THQ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are Ltd.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atch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aysyd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BPD5015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C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dleifriaf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ecovery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ed Dempse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ed Storm Entertainmen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ed Wizard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edboX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edRageCard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eed, Jas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efresh Gam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e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en6175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enderm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en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epuls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etro-Bi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etroactiv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etrocoder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etrosoul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etrotaku, Touk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etroZon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ex So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icoh Elemex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id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inkaku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ising Star Gam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ix So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MM1976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ob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oboN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obotic Paranoi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ockm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ocksta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od Woods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od Woodson - rt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oger Defores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omsta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OMulu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ost, Bob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uSteD LogIc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wi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yn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Ryumik, Serge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ache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aiver Yuk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ali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amm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anritsu Denk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Bluem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chultz, Fredrik - Johansson, Morg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cott Thoms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cribe99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crol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croop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cummVM Tea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D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ean Kell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earl, Michae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eg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ega - Telene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eik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ephiroth X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ET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eth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exay Tecmo Leagu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hanghai Paradis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harp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henZhen Nanjing Technolog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hiny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hiru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hiru &amp; PinWizz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hiru, Kulor, Deni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ierr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ierra On-Lin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igm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igma Entertainmen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igma Shoug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igma Shouj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inz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iriu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irKer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iudy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ivak Drac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ivak Gam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keletorsamb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l1m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landert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liver X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ly Dog Studio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MBMat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mkd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nak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natches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NK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nowarrow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nowbr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obhi Youssef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OFE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oft Pr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oftware Toolwork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oi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ois Tecmo Leagu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on of EEK Production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oncrap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on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ony Imageso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outh Peak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outh Peak - THQ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phere - Turbo Technologi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pik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PLi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poony Bard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poony Bard Production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quar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quare So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quareso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quigscarmichae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tar Fish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tarfish SD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tev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teven Pukin - David Puki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tor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torm - Triffix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tRaNgE inc.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trangulation Gam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ubo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ucces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ugar Softec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unso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uper Gam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uper Meg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uper Technos Co. Ltd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uperTone Electronic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Supervisi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&amp;E So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-Echigoy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ait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aito Softwar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akar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akara - THQ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ake Two Interactiv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ake-Two Interactiv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akeru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albot, Pau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ax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CF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D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echno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echnos Jap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ecm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ecmo Arena Football Leagu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ecmo Championship Seri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ecmo Collegiate Athletic Associati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ecmo Elit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ecmo Football Associati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ecmo World Leagu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ecmorox8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ecmoWorld Leagu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ed Sterchi/Birthday Bo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elenet Jap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eMP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enge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enshin Fan-So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epp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esk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eunir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ew, Nea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haddeu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he DexMast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he Elite Hacking Forc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he Roos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he Ros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he Secret Forc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HQ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igermask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in Che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ip Top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itu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itus Softwar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ivol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izzom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KC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oapl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oei Animati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oei Doug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oggle Switch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oh Co. Ltd.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oh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oho Co. Ltd.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okkan Kouzi Kanrini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okuma Shote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okyo Electr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okyo Shosek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o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om Brenn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om Maneir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om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om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onkin Hous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ony Young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oruru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oshiba EM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oshiba-EM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ouei Doug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oukyou Shosek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owa Chik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owachik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radewes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rafalgar Hous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riffix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rix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S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surumid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S_Garp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urbo Technologi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ururu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winse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wiztid Kill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wo-Bit Scor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XC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XC Corp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XC Corporati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yappi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Tza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UBI So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Ubiso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Ubisoft - Video Syste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Ubisoft - Vivid Imag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UDX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UF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UFO Interactiv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Ultimate Evi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Ultimate7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Ultra Gam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Ultra So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Uni Pos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Unibrow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Union Bond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Unknow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UP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Us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Utarag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ndals Hack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nguard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nish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P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i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tical Entertainment - Vicarious Vision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GW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ic Toka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icto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ictor Ongaku Sangyou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ideo System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iper X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irgin Interactiv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isc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ivendi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L-Ton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ortex74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W. Moregusi - Keiou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Waixing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wAMM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Wax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WebSoft Production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Westwood Studio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WhoaM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WhooHooD'oh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WhooHooD'oh - X-4000 - ViperX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William Flor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Windwaker10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Wisdom Tre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Working Design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World Championship Tecmo Associatio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World Tecmo Leagu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WT_Rik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X-400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X-hacker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Xodnize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Xtreme Tecmo Leagu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Y.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Yerrick, Damia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Yoko Sof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Yonezaw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Yonezawa PR2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Young, Ton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Yudaidhun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Yuif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Yutak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Y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Zack Ell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Zemina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Zero Soul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zgh400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ZombiKill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ZoRAX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'Rwi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icrophone Doukonba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oftware Tantaiba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hokai Seisanban</text:p>
          </table:table-cell>
          <table:table-cell table:number-columns-repeated="1021"/>
        </table:table-row>
        <table:table-row table:style-name="ro2" table:number-rows-repeated="104749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2">11/02/2021</text:date>, <text:time>23:0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8T15:21:10.47</meta:creation-date>
    <dc:date>2021-11-02T23:06:35.17</dc:date>
    <meta:editing-duration>PT1H18M47S</meta:editing-duration>
    <meta:editing-cycles>26</meta:editing-cycles>
    <meta:generator>OpenOffice/4.1.7$Win32 OpenOffice.org_project/417m1$Build-9800</meta:generator>
    <meta:document-statistic meta:table-count="3" meta:cell-count="1079" meta:object-count="0"/>
  </office:meta>
</office:document-meta>
</file>